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svg:font-family="Times" style:font-family-generic="roman"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uciole" svg:font-family="Luciole" style:font-family-generic="swiss" style:font-pitch="variable" svg:panose-1="2 11 5 0 2 2 0 0 0 3"/>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re1" style:master-page-name="MP0" style:family="paragraph">
      <style:paragraph-properties fo:break-before="page"/>
    </style:style>
    <style:style style:name="P2" style:parent-style-name="Standard" style:family="paragraph">
      <style:text-properties style:font-name="Luciole" fo:font-size="16pt" style:font-size-asian="16pt" style:font-size-complex="16pt"/>
    </style:style>
    <style:style style:name="T3" style:parent-style-name="Policepardéfaut" style:family="text">
      <style:text-properties style:font-name="Calibri" style:font-name-complex="Calibri"/>
    </style:style>
    <style:style style:name="T4" style:parent-style-name="Policepardéfaut" style:family="text">
      <style:text-properties style:font-name="Calibri" style:font-name-complex="Calibri"/>
    </style:style>
    <style:style style:name="T5" style:parent-style-name="Policepardéfaut" style:family="text">
      <style:text-properties style:font-name="Calibri" style:font-name-complex="Calibri"/>
    </style:style>
    <style:style style:name="T6" style:parent-style-name="Policepardéfaut" style:family="text">
      <style:text-properties style:font-name="Calibri" style:font-name-complex="Calibri"/>
    </style:style>
    <style:style style:name="T7" style:parent-style-name="Policepardéfaut" style:family="text">
      <style:text-properties style:font-name="Calibri" style:font-name-complex="Calibri"/>
    </style:style>
    <style:style style:name="T8" style:parent-style-name="Policepardéfaut" style:family="text">
      <style:text-properties style:font-name="Calibri" style:font-name-complex="Calibri"/>
    </style:style>
    <style:style style:name="T9" style:parent-style-name="Policepardéfaut" style:family="text">
      <style:text-properties style:font-name="Calibri" style:font-name-complex="Calibri"/>
    </style:style>
    <style:style style:name="T10" style:parent-style-name="Policepardéfaut" style:family="text">
      <style:text-properties style:font-name="Calibri" style:font-name-complex="Calibri"/>
    </style:style>
    <style:style style:name="T11" style:parent-style-name="Policepardéfaut" style:family="text">
      <style:text-properties style:font-name="Calibri" style:font-name-complex="Calibri"/>
    </style:style>
    <style:style style:name="T12" style:parent-style-name="Policepardéfaut" style:family="text">
      <style:text-properties style:font-name="Calibri" style:font-name-complex="Calibri"/>
    </style:style>
    <style:style style:name="T13" style:parent-style-name="Policepardéfaut" style:family="text">
      <style:text-properties style:font-name="Calibri" style:font-name-complex="Calibri"/>
    </style:style>
    <style:style style:name="T14" style:parent-style-name="Policepardéfaut" style:family="text">
      <style:text-properties style:font-name="Calibri" style:font-name-complex="Calibri"/>
    </style:style>
    <style:style style:name="T15" style:parent-style-name="Titre3Car" style:family="text">
      <style:text-properties style:font-size-complex="16pt"/>
    </style:style>
    <style:style style:name="T16" style:parent-style-name="Titre3Car" style:family="text">
      <style:text-properties style:font-name="Calibri" style:font-name-complex="Calibri" style:font-size-complex="16pt"/>
    </style:style>
    <style:style style:name="T17" style:parent-style-name="Titre3Car" style:family="text">
      <style:text-properties style:font-size-complex="16pt"/>
    </style:style>
    <style:style style:name="T18" style:parent-style-name="Policepardéfaut" style:family="text">
      <style:text-properties style:font-name="Luciole" style:use-window-font-color="true" fo:font-size="24pt" style:font-size-asian="24pt" style:font-size-complex="24pt"/>
    </style:style>
    <style:style style:name="T19" style:parent-style-name="Policepardéfaut" style:family="text">
      <style:text-properties style:font-name="Luciole" fo:font-size="20pt" style:font-size-asian="20pt" style:font-size-complex="20pt"/>
    </style:style>
    <style:style style:name="T20" style:parent-style-name="Policepardéfaut" style:family="text">
      <style:text-properties style:font-name="Luciole" style:font-name-complex="Luciole" fo:font-size="20pt" style:font-size-asian="20pt" style:font-size-complex="20pt"/>
    </style:style>
    <style:style style:name="T21" style:parent-style-name="Policepardéfaut" style:family="text">
      <style:text-properties style:font-name="Luciole" fo:font-size="20pt" style:font-size-asian="20pt" style:font-size-complex="20pt"/>
    </style:style>
    <style:style style:name="T22" style:parent-style-name="Titre3Car" style:family="text">
      <style:text-properties style:font-size-complex="16pt"/>
    </style:style>
    <style:style style:name="T23" style:parent-style-name="Titre3Car" style:family="text">
      <style:text-properties style:font-name="Calibri" style:font-name-complex="Calibri" style:font-size-complex="16pt"/>
    </style:style>
    <style:style style:name="T24" style:parent-style-name="Titre3Car" style:family="text">
      <style:text-properties style:font-size-complex="16pt"/>
    </style:style>
    <style:style style:name="T25" style:parent-style-name="Policepardéfaut" style:family="text">
      <style:text-properties style:font-name="Luciole" fo:font-size="20pt" style:font-size-asian="20pt" style:font-size-complex="20pt"/>
    </style:style>
    <style:style style:name="T26" style:parent-style-name="Policepardéfaut" style:family="text">
      <style:text-properties style:font-name="Luciole" style:font-name-complex="Luciole" fo:font-size="20pt" style:font-size-asian="20pt" style:font-size-complex="20pt"/>
    </style:style>
    <style:style style:name="T27" style:parent-style-name="Policepardéfaut" style:family="text">
      <style:text-properties style:font-name="Luciole" fo:font-size="20pt" style:font-size-asian="20pt" style:font-size-complex="20pt"/>
    </style:style>
    <style:style style:name="T28" style:parent-style-name="Policepardéfaut" style:family="text">
      <style:text-properties style:font-name="Luciole" style:font-name-complex="Luciole" fo:font-size="20pt" style:font-size-asian="20pt" style:font-size-complex="20pt"/>
    </style:style>
    <style:style style:name="T29" style:parent-style-name="Policepardéfaut" style:family="text">
      <style:text-properties style:font-name="Luciole" fo:font-size="20pt" style:font-size-asian="20pt" style:font-size-complex="20pt"/>
    </style:style>
    <style:style style:name="T30" style:parent-style-name="Policepardéfaut" style:family="text">
      <style:text-properties style:font-name="Luciole" style:font-name-complex="Luciole" fo:font-size="20pt" style:font-size-asian="20pt" style:font-size-complex="20pt"/>
    </style:style>
    <style:style style:name="T31" style:parent-style-name="Policepardéfaut" style:family="text">
      <style:text-properties style:font-name="Luciole" fo:font-size="20pt" style:font-size-asian="20pt" style:font-size-complex="20pt"/>
    </style:style>
    <style:style style:name="T32" style:parent-style-name="Titre3Car" style:family="text">
      <style:text-properties style:font-size-complex="16pt"/>
    </style:style>
    <style:style style:name="T33" style:parent-style-name="Titre3Car" style:family="text">
      <style:text-properties style:font-name="Calibri" style:font-name-complex="Calibri" style:font-size-complex="16pt"/>
    </style:style>
    <style:style style:name="T34" style:parent-style-name="Titre3Car" style:family="text">
      <style:text-properties style:font-size-complex="16pt"/>
    </style:style>
    <style:style style:name="T35" style:parent-style-name="Policepardéfaut" style:family="text">
      <style:text-properties style:font-name="Luciole" fo:font-size="20pt" style:font-size-asian="20pt" style:font-size-complex="20pt"/>
    </style:style>
    <style:style style:name="T36" style:parent-style-name="Policepardéfaut" style:family="text">
      <style:text-properties style:font-name="Luciole" style:font-name-complex="Luciole" fo:font-size="20pt" style:font-size-asian="20pt" style:font-size-complex="20pt"/>
    </style:style>
    <style:style style:name="T37" style:parent-style-name="Policepardéfaut" style:family="text">
      <style:text-properties style:font-name="Luciole" fo:font-size="20pt" style:font-size-asian="20pt" style:font-size-complex="20pt"/>
    </style:style>
    <style:style style:name="T38" style:parent-style-name="Policepardéfaut" style:family="text">
      <style:text-properties style:font-name="Luciole" style:font-name-complex="Luciole" fo:font-size="20pt" style:font-size-asian="20pt" style:font-size-complex="20pt"/>
    </style:style>
    <style:style style:name="T39" style:parent-style-name="Policepardéfaut" style:family="text">
      <style:text-properties style:font-name="Luciole" fo:font-size="20pt" style:font-size-asian="20pt" style:font-size-complex="20pt"/>
    </style:style>
    <style:style style:name="T40" style:parent-style-name="Policepardéfaut" style:family="text">
      <style:text-properties style:font-name="Luciole" fo:font-size="20pt" style:font-size-asian="20pt" style:font-size-complex="20pt"/>
    </style:style>
    <style:style style:name="T41" style:parent-style-name="Policepardéfaut" style:family="text">
      <style:text-properties style:font-name="Calibri" style:font-name-complex="Calibri" fo:font-size="20pt" style:font-size-asian="20pt" style:font-size-complex="20pt"/>
    </style:style>
    <style:style style:name="T42" style:parent-style-name="Policepardéfaut" style:family="text">
      <style:text-properties style:font-name="Luciole" fo:font-size="20pt" style:font-size-asian="20pt" style:font-size-complex="20pt"/>
    </style:style>
    <style:style style:name="T43" style:parent-style-name="Policepardéfaut" style:family="text">
      <style:text-properties style:font-name="Luciole" fo:font-size="20pt" style:font-size-asian="20pt" style:font-size-complex="20pt"/>
    </style:style>
    <style:style style:name="T44" style:parent-style-name="Policepardéfaut" style:family="text">
      <style:text-properties style:font-name="Calibri" style:font-name-complex="Calibri" fo:font-size="20pt" style:font-size-asian="20pt" style:font-size-complex="20pt"/>
    </style:style>
    <style:style style:name="T45" style:parent-style-name="Policepardéfaut" style:family="text">
      <style:text-properties style:font-name="Luciole" fo:font-size="20pt" style:font-size-asian="20pt" style:font-size-complex="20pt"/>
    </style:style>
    <style:style style:name="T46" style:parent-style-name="Policepardéfaut" style:family="text">
      <style:text-properties style:font-name="Luciole" fo:font-size="20pt" style:font-size-asian="20pt" style:font-size-complex="20pt"/>
    </style:style>
    <style:style style:name="T47" style:parent-style-name="Policepardéfaut" style:family="text">
      <style:text-properties style:font-name="Luciole" fo:font-size="20pt" style:font-size-asian="20pt" style:font-size-complex="20pt" fo:language="en" fo:country="US"/>
    </style:style>
    <style:style style:name="T48" style:parent-style-name="Policepardéfaut" style:family="text">
      <style:text-properties style:font-name="Luciole" fo:font-size="20pt" style:font-size-asian="20pt" style:font-size-complex="20pt" fo:language="en" fo:country="US"/>
    </style:style>
    <style:style style:name="T49" style:parent-style-name="Policepardéfaut" style:family="text">
      <style:text-properties style:font-name="Luciole" fo:font-size="20pt" style:font-size-asian="20pt" style:font-size-complex="20pt" fo:language="en" fo:country="US"/>
    </style:style>
    <style:style style:name="T50" style:parent-style-name="Policepardéfaut" style:family="text">
      <style:text-properties style:font-name="Luciole" fo:font-size="20pt" style:font-size-asian="20pt" style:font-size-complex="20pt"/>
    </style:style>
    <style:style style:name="T51" style:parent-style-name="Titre3Car" style:family="text">
      <style:text-properties style:font-size-complex="16pt"/>
    </style:style>
    <style:style style:name="T52" style:parent-style-name="Titre3Car" style:family="text">
      <style:text-properties style:font-name="Calibri" style:font-name-complex="Calibri" style:font-size-complex="16pt"/>
    </style:style>
    <style:style style:name="T53" style:parent-style-name="Titre3Car" style:family="text">
      <style:text-properties style:font-size-complex="16pt"/>
    </style:style>
    <style:style style:name="T54" style:parent-style-name="Policepardéfaut" style:family="text">
      <style:text-properties style:font-name="Luciole" fo:font-size="20pt" style:font-size-asian="20pt" style:font-size-complex="20pt"/>
    </style:style>
    <style:style style:name="T55" style:parent-style-name="Policepardéfaut" style:family="text">
      <style:text-properties style:font-name="Luciole" style:font-name-complex="Luciole" fo:font-size="20pt" style:font-size-asian="20pt" style:font-size-complex="20pt"/>
    </style:style>
    <style:style style:name="T56" style:parent-style-name="Policepardéfaut" style:family="text">
      <style:text-properties style:font-name="Luciole" fo:font-size="20pt" style:font-size-asian="20pt" style:font-size-complex="20pt"/>
    </style:style>
    <style:style style:name="T57" style:parent-style-name="Policepardéfaut" style:family="text">
      <style:text-properties style:font-name="Calibri" style:font-name-complex="Calibri" fo:font-size="20pt" style:font-size-asian="20pt" style:font-size-complex="20pt"/>
    </style:style>
    <style:style style:name="T58" style:parent-style-name="Policepardéfaut" style:family="text">
      <style:text-properties style:font-name="Luciole" fo:font-size="20pt" style:font-size-asian="20pt" style:font-size-complex="20pt"/>
    </style:style>
    <style:style style:name="T59" style:parent-style-name="Policepardéfaut" style:family="text">
      <style:text-properties style:font-name="Calibri" style:font-name-complex="Calibri" fo:font-size="20pt" style:font-size-asian="20pt" style:font-size-complex="20pt"/>
    </style:style>
    <style:style style:name="T60" style:parent-style-name="Policepardéfaut" style:family="text">
      <style:text-properties style:font-name="Luciole" style:font-name-complex="Luciole" fo:font-size="20pt" style:font-size-asian="20pt" style:font-size-complex="20pt"/>
    </style:style>
    <style:style style:name="T61" style:parent-style-name="Policepardéfaut" style:family="text">
      <style:text-properties style:font-name="Luciole" fo:font-size="20pt" style:font-size-asian="20pt" style:font-size-complex="20pt"/>
    </style:style>
    <style:style style:name="P62" style:parent-style-name="Standard" style:family="paragraph">
      <style:text-properties style:font-name="Luciole" fo:font-size="20pt" style:font-size-asian="20pt" style:font-size-complex="20pt"/>
    </style:style>
    <style:style style:name="T63" style:parent-style-name="Policepardéfaut" style:family="text">
      <style:text-properties style:font-name="Luciole" fo:font-size="20pt" style:font-size-asian="20pt" style:font-size-complex="20pt"/>
    </style:style>
    <style:style style:name="T64" style:parent-style-name="Policepardéfaut" style:family="text">
      <style:text-properties style:font-name="Luciole" fo:font-size="20pt" style:font-size-asian="20pt" style:font-size-complex="20pt"/>
    </style:style>
    <style:style style:name="P65" style:parent-style-name="Standard" style:family="paragraph">
      <style:text-properties style:font-name="Luciole" fo:font-size="20pt" style:font-size-asian="20pt" style:font-size-complex="20pt"/>
    </style:style>
    <style:style style:name="P66" style:parent-style-name="Normal" style:family="paragraph">
      <style:paragraph-properties fo:break-before="page"/>
      <style:text-properties fo:hyphenate="true"/>
    </style:style>
    <style:style style:name="T67" style:parent-style-name="Titre3Car" style:family="text">
      <style:text-properties style:font-size-complex="16pt"/>
    </style:style>
    <style:style style:name="T68" style:parent-style-name="Titre3Car" style:family="text">
      <style:text-properties style:font-name="Calibri" style:font-name-complex="Calibri" style:font-size-complex="16pt"/>
    </style:style>
    <style:style style:name="T69" style:parent-style-name="Titre3Car" style:family="text">
      <style:text-properties style:font-size-complex="16pt"/>
    </style:style>
    <style:style style:name="T70" style:parent-style-name="StrongEmphasis" style:family="text">
      <style:text-properties style:font-name="Luciole" fo:font-weight="normal" style:font-weight-asian="normal" style:font-weight-complex="normal" fo:font-size="20pt" style:font-size-asian="20pt" style:font-size-complex="20pt"/>
    </style:style>
    <style:style style:name="T71" style:parent-style-name="Titre3Car" style:family="text">
      <style:text-properties style:font-size-complex="16pt"/>
    </style:style>
    <style:style style:name="T72" style:parent-style-name="Titre3Car" style:family="text">
      <style:text-properties style:font-name="Calibri" style:font-name-complex="Calibri" style:font-size-complex="16pt"/>
    </style:style>
    <style:style style:name="T73" style:parent-style-name="Titre3Car" style:family="text">
      <style:text-properties style:font-size-complex="16pt"/>
    </style:style>
    <style:style style:name="T74" style:parent-style-name="StrongEmphasis" style:family="text">
      <style:text-properties style:font-name="Luciole" fo:font-weight="normal" style:font-weight-asian="normal" style:font-weight-complex="normal" fo:font-size="20pt" style:font-size-asian="20pt" style:font-size-complex="20pt"/>
    </style:style>
    <style:style style:name="T75" style:parent-style-name="StrongEmphasis" style:family="text">
      <style:text-properties style:font-name="Luciole" style:font-name-complex="Luciole" fo:font-weight="normal" style:font-weight-asian="normal" style:font-weight-complex="normal" fo:font-size="20pt" style:font-size-asian="20pt" style:font-size-complex="20pt"/>
    </style:style>
    <style:style style:name="T76" style:parent-style-name="StrongEmphasis" style:family="text">
      <style:text-properties style:font-name="Luciole" fo:font-weight="normal" style:font-weight-asian="normal" style:font-weight-complex="normal" fo:font-size="20pt" style:font-size-asian="20pt" style:font-size-complex="20pt"/>
    </style:style>
    <style:style style:name="T77" style:parent-style-name="StrongEmphasis" style:family="text">
      <style:text-properties style:font-name="Luciole" style:font-name-complex="Luciole" fo:font-weight="normal" style:font-weight-asian="normal" style:font-weight-complex="normal" fo:font-size="20pt" style:font-size-asian="20pt" style:font-size-complex="20pt"/>
    </style:style>
    <style:style style:name="T78" style:parent-style-name="StrongEmphasis" style:family="text">
      <style:text-properties style:font-name="Luciole" fo:font-weight="normal" style:font-weight-asian="normal" style:font-weight-complex="normal" fo:font-size="20pt" style:font-size-asian="20pt" style:font-size-complex="20pt"/>
    </style:style>
    <style:style style:name="P79" style:parent-style-name="Standard" style:family="paragraph">
      <style:text-properties style:font-name="Luciole" fo:font-size="20pt" style:font-size-asian="20pt" style:font-size-complex="20pt"/>
    </style:style>
    <style:style style:name="T80" style:parent-style-name="Policepardéfaut" style:family="text">
      <style:text-properties style:font-name="Calibri" style:font-name-complex="Calibri"/>
    </style:style>
    <style:style style:name="T81" style:parent-style-name="Policepardéfaut" style:family="text">
      <style:text-properties style:font-name="Calibri" style:font-name-complex="Calibri"/>
    </style:style>
    <style:style style:name="T82" style:parent-style-name="Policepardéfaut" style:family="text">
      <style:text-properties style:font-name="Calibri" style:font-name-complex="Calibri"/>
    </style:style>
    <style:style style:name="T83" style:parent-style-name="Policepardéfaut" style:family="text">
      <style:text-properties style:font-name="Calibri" style:font-name-complex="Calibri"/>
    </style:style>
    <style:style style:name="T84" style:parent-style-name="Policepardéfaut" style:family="text">
      <style:text-properties style:font-name="Calibri" style:font-name-complex="Calibri"/>
    </style:style>
    <style:style style:name="T85" style:parent-style-name="Titre3Car" style:family="text">
      <style:text-properties fo:language="en" fo:country="US"/>
    </style:style>
    <style:style style:name="T86" style:parent-style-name="Titre3Car" style:family="text">
      <style:text-properties style:font-name="Calibri" style:font-name-complex="Calibri" fo:language="en" fo:country="US"/>
    </style:style>
    <style:style style:name="T87" style:parent-style-name="Titre3Car" style:family="text">
      <style:text-properties fo:language="en" fo:country="US"/>
    </style:style>
    <style:style style:name="T88" style:parent-style-name="Policepardéfaut" style:family="text">
      <style:text-properties fo:language="en" fo:country="US"/>
    </style:style>
    <style:style style:name="T89" style:parent-style-name="Titre3Car" style:family="text">
      <style:text-properties fo:language="en" fo:country="US"/>
    </style:style>
    <style:style style:name="T90" style:parent-style-name="Titre3Car" style:family="text">
      <style:text-properties style:font-name="Calibri" style:font-name-complex="Calibri" fo:language="en" fo:country="US"/>
    </style:style>
    <style:style style:name="T91" style:parent-style-name="Titre3Car" style:family="text">
      <style:text-properties fo:language="en" fo:country="US"/>
    </style:style>
    <style:style style:name="T92" style:parent-style-name="Policepardéfaut" style:family="text">
      <style:text-properties fo:language="en" fo:country="US"/>
    </style:style>
  </office:automatic-styles>
  <office:body>
    <office:text text:use-soft-page-breaks="true">
      <text:h text:style-name="P1" text:outline-level="1">Le Lieu-Dit<text:line-break/>Programme avril 2025</text:h>
      <text:p text:style-name="P2"/>
      <text:p text:style-name="Normal">Le Lieu-dit est un espace d’expérimentations culturelles, sociales et citoyennes.</text:p>
      <text:p text:style-name="Normal">Le Lieu-Dit est géré par la ville de Clermont-Ferrand et mis à disposition d’associations.</text:p>
      <text:p text:style-name="Normal">Il est composé de 6<text:s/>espaces :</text:p>
      <text:p text:style-name="Normal">-la vitrine, le foyer et la galerie au rez-de-chaussée</text:p>
      <text:p text:style-name="Normal">-le club et le théâtre au 1er étage, accessible par des escaliers uniquement</text:p>
      <text:p text:style-name="Normal">-l’appartement au 2ème étage, accessible par des escaliers uniquement</text:p>
      <text:h text:style-name="Titre2" text:outline-level="2">Mardi 1er avril</text:h>
      <text:p text:style-name="Normal">19h au Foyer</text:p>
      <text:p text:style-name="Normal">Sortie de résidence de Clic-clic (drone acoustique) de Clément Gibert</text:p>
      <text:p text:style-name="Normal">organisé par L’Arfi</text:p>
      <text:p text:style-name="Normal">+ entrée libre</text:p>
      <text:soft-page-break/>
      <text:h text:style-name="Titre2" text:outline-level="2">Jeudi 3 avril</text:h>
      <text:p text:style-name="Normal">13h30h au Théâtre</text:p>
      <text:p text:style-name="Normal">Table Ronde &amp; ateliers<text:span text:style-name="T3"> </text:span>: Parentalité<text:s/>et trajectoires professionnelles dans les arts et la culture</text:p>
      <text:p text:style-name="Normal">organisé par Culture en Danger 63</text:p>
      <text:p text:style-name="Normal">+<text:s/>gratuit sur inscription</text:p>
      <text:h text:style-name="Titre2" text:outline-level="2">Samedi 5 avril</text:h>
      <text:p text:style-name="Normal">20h30 au Club</text:p>
      <text:p text:style-name="Normal">Concert de Edgar Déception (mega-pop), The Wendy Darlings (hyper-pop), Meurthe (pas-du-tout-pop)</text:p>
      <text:p text:style-name="Normal">organisé par l’Amicale des Super Musiques</text:p>
      <text:p text:style-name="Normal">+ 5€</text:p>
      <text:h text:style-name="Titre2" text:outline-level="2">Dimanche 6 avril</text:h>
      <text:p text:style-name="Normal">Lumière sur l’argentique</text:p>
      <text:p text:style-name="Normal">14h au Foyer<text:span text:style-name="T4"> </text:span>: Atelier de découverte sur les optiques et jeux de lumière (jeune public)</text:p>
      <text:p text:style-name="Normal">17h au Théâtre<text:span text:style-name="T5"> </text:span>: Projection de films en 16mm de<text:s/>«<text:span text:style-name="T6"> </text:span>Lumière<text:span text:style-name="T7"> </text:span>»<text:s/>de Paul Pavot (30min) et<text:s/>«<text:span text:style-name="T8"> </text:span>Louis<text:s/><text:soft-page-break/>Lumière<text:span text:style-name="T9"> </text:span>»<text:s/>d'Eric Rohmer (60min)</text:p>
      <text:p text:style-name="Normal">20h<text:span text:style-name="T10"> </text:span>au Théâtre : Projection<text:span text:style-name="T11"> </text:span>pellicule super 8 de "Les trois visages de la peur" de Mario Bava (1h32)</text:p>
      <text:p text:style-name="Normal">Par Cinéfac</text:p>
      <text:p text:style-name="Normal">+ En partenariat avec Les bobines d'Arlequin, la Cinémathèque du 16mm et le Ciné-Club de la Bûche de Braquage</text:p>
      <text:p text:style-name="Normal">+ cantine et buvette à partir de 19h</text:p>
      <text:p text:style-name="Normal">+ atelier gratuit, projection 16mm entre 3€ et 1,5€, projection super 8 à prix libre</text:p>
      <text:h text:style-name="Titre2" text:outline-level="2">Mercredi 9 avril</text:h>
      <text:p text:style-name="Normal">10h au Foyer</text:p>
      <text:p text:style-name="Normal">Table ronde &amp; RDV individuels<text:span text:style-name="T12"> </text:span>: Accompagnement dans l’emploi et aides sociales dans les arts visuels et le spectacle vivant</text:p>
      <text:p text:style-name="Normal">10h<text:span text:style-name="T13"> </text:span>: table ronde</text:p>
      <text:p text:style-name="Normal">13h30<text:span text:style-name="T14"> </text:span>: rendez-vous individuels</text:p>
      <text:p text:style-name="Normal">organisé par Culture en Danger 63</text:p>
      <text:p text:style-name="Normal">+ gratuit sur inscription</text:p>
      <text:soft-page-break/>
      <text:h text:style-name="Titre2" text:outline-level="2">Jeudi 10 au dimanche 13 avril</text:h>
      <text:p text:style-name="Normal">Festival Riposte Solidaire</text:p>
      <text:p text:style-name="Standard"><text:span text:style-name="T15">jeudi 10</text:span><text:span text:style-name="T16"> </text:span><text:span text:style-name="T17">:</text:span><text:span text:style-name="T18"><text:s/></text:span><text:span text:style-name="T19">19h30 au Foyer / Concert de Chems Amrouche et Malik Ziad et sc</text:span><text:span text:style-name="T20">è</text:span><text:span text:style-name="T21">ne ouverte</text:span></text:p>
      <text:p text:style-name="Standard"><text:span text:style-name="T22">vendredi 11</text:span><text:span text:style-name="T23"> </text:span><text:span text:style-name="T24">:</text:span><text:span text:style-name="T25"><text:s/>20h au Th</text:span><text:span text:style-name="T26">éâ</text:span><text:span text:style-name="T27">tre / Projections de courts m</text:span><text:span text:style-name="T28">é</text:span><text:span text:style-name="T29">trages de Science Fiction D</text:span><text:span text:style-name="T30">é</text:span><text:span text:style-name="T31">coloniale</text:span></text:p>
      <text:p text:style-name="Standard"><text:span text:style-name="T32">Samedi 12</text:span><text:span text:style-name="T33"> </text:span><text:span text:style-name="T34">:</text:span><text:span text:style-name="T35"><text:s/>Journ</text:span><text:span text:style-name="T36">é</text:span><text:span text:style-name="T37">e autour des mineurs isol</text:span><text:span text:style-name="T38">é</text:span><text:span text:style-name="T39">s</text:span></text:p>
      <text:p text:style-name="Standard"><text:span text:style-name="T40"><text:tab/>17h</text:span><text:span text:style-name="T41"> </text:span><text:span text:style-name="T42">au Foyer / Table ronde</text:span></text:p>
      <text:p text:style-name="Standard"><text:span text:style-name="T43"><text:tab/>19h au Foyer</text:span><text:span text:style-name="T44"> </text:span><text:span text:style-name="T45">/ Repas</text:span></text:p>
      <text:p text:style-name="Standard"><text:span text:style-name="T46"><text:tab/></text:span><text:span text:style-name="T47">20h au Club / concert de We Are The New Generation (Rap /<text:s/></text:span><text:span text:style-name="T48">afro pop)</text:span></text:p>
      <text:p text:style-name="Standard"><text:span text:style-name="T49"><text:tab/></text:span><text:span text:style-name="T50">22h au Club / Super Boom avec Yapasmieux</text:span></text:p>
      <text:p text:style-name="Standard"><text:span text:style-name="T51">Dimanche 13</text:span><text:span text:style-name="T52"> </text:span><text:span text:style-name="T53">:</text:span><text:span text:style-name="T54"><text:s/>14h30 au Th</text:span><text:span text:style-name="T55">éâ</text:span><text:span text:style-name="T56">tre / 3 films et débats «</text:span><text:span text:style-name="T57"> </text:span><text:span text:style-name="T58">Cinéma et migrations, déplacer les regards</text:span><text:span text:style-name="T59"> </text:span><text:span text:style-name="T60">»</text:span><text:span text:style-name="T61"><text:s/>(VOSTF)</text:span></text:p>
      <text:p text:style-name="P62">organisé par Pour la suite du Monde</text:p>
      <text:p text:style-name="Standard"><text:span text:style-name="T63">+ détails<text:s/></text:span><text:a xlink:href="http://www.pourlasuitedumonde.org/" office:target-frame-name="_top" xlink:show="replace"><text:span text:style-name="T64">www.pourlasuitedumonde.org</text:span></text:a></text:p>
      <text:p text:style-name="P65">+ prix libre</text:p>
      <text:p text:style-name="P66"/>
      <text:soft-page-break/>
      <text:h text:style-name="Titre2" text:outline-level="2">Lundi 14 avril</text:h>
      <text:p text:style-name="Normal">14h dans le Foyer</text:p>
      <text:p text:style-name="Normal">Permanence syndicale</text:p>
      <text:p text:style-name="Normal">organisé par la CGT Spectacle Auvergne</text:p>
      <text:p text:style-name="Normal">+ entrée libre</text:p>
      <text:h text:style-name="Titre2" text:outline-level="2">Lundi 14 avril</text:h>
      <text:p text:style-name="Normal">18h dans le Foyer</text:p>
      <text:p text:style-name="Normal">Conférence sur les conséquences de la loi du 13 avril 1016</text:p>
      <text:p text:style-name="Normal">organisé par le STRASS</text:p>
      <text:p text:style-name="Normal">+ prix libre</text:p>
      <text:h text:style-name="Titre2" text:outline-level="2">Mardi 15 avril</text:h>
      <text:p text:style-name="Normal">14h au Foyer</text:p>
      <text:p text:style-name="Normal">Rendez-vous individuels arts visuels</text:p>
      <text:p text:style-name="Normal">organisé par Culture en Danger 63</text:p>
      <text:p text:style-name="Normal">+ gratuit sur inscription</text:p>
      <text:soft-page-break/>
      <text:h text:style-name="Titre2" text:outline-level="2">Mercredi 16 et Jeudi 17 avril</text:h>
      <text:p text:style-name="Normal">19h au Club et au Théâtre</text:p>
      <text:p text:style-name="Normal">Les Soirées<text:s/>Cult’</text:p>
      <text:p text:style-name="Standard"><text:span text:style-name="T67">mercredi 16</text:span><text:span text:style-name="T68"> </text:span><text:span text:style-name="T69">:</text:span><text:span text:style-name="T70"><text:s/>Soirée Hunger Games dans l’œil des experts</text:span></text:p>
      <text:p text:style-name="Standard"><text:span text:style-name="T71">jeudi 17</text:span><text:span text:style-name="T72"> </text:span><text:span text:style-name="T73">:</text:span><text:span text:style-name="T74"><text:s/>Soir</text:span><text:span text:style-name="T75">é</text:span><text:span text:style-name="T76">e L'ordinateur fait son cin</text:span><text:span text:style-name="T77">é</text:span><text:span text:style-name="T78">ma</text:span></text:p>
      <text:p text:style-name="P79">organisé par Astu’sciences dans le cadre de la Clermont Innovation Week</text:p>
      <text:p text:style-name="Normal">+ quiz interactifs, pauses gourmandes et jeux inédits</text:p>
      <text:p text:style-name="Normal">+ gratuit</text:p>
      <text:h text:style-name="Titre2" text:outline-level="2">Vendredi 18 avril</text:h>
      <text:p text:style-name="Normal">19h au Théâtre</text:p>
      <text:p text:style-name="Normal">Le RIO Itinérant</text:p>
      <text:p text:style-name="Normal">Projection de<text:span text:style-name="T80"> </text:span>«<text:span text:style-name="T81"> </text:span>Les Reines du drame<text:span text:style-name="T82"> </text:span>»<text:s/>d'Alexis Langlois (1h55 - VOSTF)</text:p>
      <text:p text:style-name="Normal">organisé par le Cinéma le Rio</text:p>
      <text:p text:style-name="Normal">+ en partenariat avec le Bici Social Crew</text:p>
      <text:p text:style-name="Normal">+ 22h<text:span text:style-name="T83"> </text:span>: Karaoké<text:s/>et spectacle animé<text:s/>par des artistes drag suivi d’un DJ set</text:p>
      <text:p text:style-name="Normal">+ 4€</text:p>
      <text:soft-page-break/>
      <text:h text:style-name="Titre2" text:outline-level="2">Samedi 19 avril</text:h>
      <text:p text:style-name="Normal">15h30 ou 18h au Théâtre</text:p>
      <text:p text:style-name="Normal">Atelier "Mouvement et parole"</text:p>
      <text:p text:style-name="Normal">"Aidant·es • Grand Âge • Expression artistique"</text:p>
      <text:p text:style-name="Normal">organisé par Cies La TraverScène et La Lune Rouge</text:p>
      <text:p text:style-name="Normal">+ gratuit sur réservation<text:s/><text:a xlink:href="http://www.latraverscene.fr/" office:target-frame-name="_top" xlink:show="replace">www.latraverscene.fr</text:a><text:s/>&gt; calendrier</text:p>
      <text:h text:style-name="Titre2" text:outline-level="2">Dimanche 20 avril</text:h>
      <text:p text:style-name="Normal">20h au Foyer</text:p>
      <text:p text:style-name="Normal">Ciné-Club de la Bûche</text:p>
      <text:p text:style-name="Normal">Le Found footage de Derek Woolfenden</text:p>
      <text:p text:style-name="Normal">Sélection de courts métrages expérimentaux</text:p>
      <text:p text:style-name="Normal">organisé par Braquage</text:p>
      <text:p text:style-name="Normal">+ cantine et buvette à partir de 19h</text:p>
      <text:p text:style-name="Normal">+ prix libre</text:p>
      <text:h text:style-name="Titre2" text:outline-level="2">Mardi 22 au Dimanche 27 avril</text:h>
      <text:p text:style-name="Normal">14h et 17h30 dans la Galerie</text:p>
      <text:p text:style-name="Normal">Préparation du Carnaval du quartier</text:p>
      <text:soft-page-break/>
      <text:p text:style-name="Normal">organisé par le Trait d’Union du quartier Saint-Alyre</text:p>
      <text:p text:style-name="Normal">+ entrée libre</text:p>
      <text:h text:style-name="Titre2" text:outline-level="2">Jeudi 24 avril</text:h>
      <text:p text:style-name="Normal">19h au<text:s/>Foyer</text:p>
      <text:p text:style-name="Normal">La JAAAM #6 en mixité choisie</text:p>
      <text:p text:style-name="Normal">organisé par OSBLC</text:p>
      <text:p text:style-name="Normal">+ gratuit sur inscriptions à<text:s/><text:a xlink:href="mailto:assoacordela@gmail.com" office:target-frame-name="_top" xlink:show="replace">assoacordela@gmail.com</text:a></text:p>
      <text:h text:style-name="Titre2" text:outline-level="2">Vendredi 25 et Samedi 26 avril</text:h>
      <text:p text:style-name="Normal">19h au Club</text:p>
      <text:p text:style-name="Normal">Concerts Punx don’t cry<text:span text:style-name="T84"> </text:span>: 10 ans de Foxhole</text:p>
      <text:p text:style-name="Normal"><text:span text:style-name="T85">Vendredi</text:span><text:span text:style-name="T86"> </text:span><text:span text:style-name="T87">:</text:span><text:span text:style-name="T88"><text:s/>Fuck it, Montañita, The Plastic Invaders, Sink Deeper</text:span></text:p>
      <text:p text:style-name="Normal"><text:span text:style-name="T89">Samedi</text:span><text:span text:style-name="T90"> </text:span><text:span text:style-name="T91">:</text:span><text:span text:style-name="T92"><text:s/>Pondérale, The Wendy Darlings, Brique, Foxhole</text:span></text:p>
      <text:p text:style-name="Normal">organisé par Foxhole</text:p>
      <text:p text:style-name="Normal">+ 5€ par soir</text:p>
      <text:soft-page-break/>
      <text:h text:style-name="Titre2" text:outline-level="2">+ exposition de Dani Reynold</text:h>
      <text:p text:style-name="Normal">invité par In extenso visible jusqu’au<text:s/>samedi 5 avril dans la Vitrine, du mercredi au samedi de 14h à 18h, entrée libre</text:p>
      <text:h text:style-name="Titre2" text:outline-level="2">+++ Les choses que vous ne voyez pas</text:h>
      <text:p text:style-name="Normal">des résidences pour LALCA, l’Excentrale, la Cie des Steppes, Histoires Crépues et Copeau Marteau, des réunions d’associations, de compagnies et de syndicats, des rencontres et ateliers de fabrication des jeunes de YapasMIEUx, des journées de mise en route de l’atelier de sérigraphie par Faim de Pots, un tournage pour Histoires Crépues, des temps de travail sur la fiche accessibilité avec l’UNADEV, un atelier de cuisine pour les jeunes de Art, Cuisine et Handica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svg:font-family="Times" style:font-family-generic="roman"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uciole" svg:font-family="Luciole" style:font-family-generic="swiss" style:font-pitch="variable" svg:panose-1="2 11 5 0 2 2 0 0 0 3"/>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asian="Times New Roman" style:font-name-complex="Mangal" fo:font-weight="bold" style:font-weight-asian="bold" style:font-weight-complex="bold" style:use-window-font-color="true" fo:font-size="24pt" style:font-size-asian="24pt" style:font-size-complex="22pt" fo:hyphenate="false"/>
    </style:style>
    <style:style style:name="Titre2" style:display-name="Titre 2" style:family="paragraph" style:parent-style-name="Normal" style:next-style-name="Normal" style:default-outline-level="2">
      <style:paragraph-properties fo:keep-with-next="always" fo:keep-together="always" fo:margin-top="0.5833in" fo:margin-bottom="0.0833in"/>
      <style:text-properties style:font-name-asian="Times New Roman" style:font-name-complex="Mangal" fo:font-weight="bold" style:font-weight-asian="bold" style:font-weight-complex="bold" style:use-window-font-color="true" style:text-underline-type="single" style:text-underline-style="solid" style:text-underline-width="auto" style:text-underline-mode="continuous" fo:hyphenate="false"/>
    </style:style>
    <style:style style:name="Titre3" style:display-name="Titre 3" style:family="paragraph" style:parent-style-name="Normal" style:next-style-name="Normal" style:default-outline-level="3">
      <style:text-properties fo:font-weight="bold" style:font-weight-asian="bold" style:font-weight-complex="bold" fo:hyphenate="false"/>
    </style:style>
    <style:style style:name="Normal" style:display-name="Normal" style:family="paragraph">
      <style:text-properties style:font-name="Luciole" style:font-name-asian="Luciole" style:font-name-complex="Luciole" fo:font-size="20pt" style:font-size-asian="20pt" style:font-size-complex="20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1965in" fo:line-height="115%"/>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style:style style:name="Titre2Car" style:display-name="Titre 2 Car" style:family="text" style:parent-style-name="Policepardéfaut">
      <style:text-properties style:font-name="Luciole" style:font-name-asian="Times New Roman" style:font-name-complex="Mangal" fo:font-weight="bold" style:font-weight-asian="bold" style:font-weight-complex="bold" style:use-window-font-color="true" fo:font-size="20pt" style:font-size-asian="20pt" style:font-size-complex="20pt"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Luciole" style:font-name-asian="Times New Roman" style:font-name-complex="Mangal" fo:font-weight="bold" style:font-weight-asian="bold" style:font-weight-complex="bold" style:use-window-font-color="true" fo:font-size="24pt" style:font-size-asian="24pt" style:font-size-complex="22pt"/>
    </style:style>
    <style:style style:name="Titre3Car" style:display-name="Titre 3 Car" style:family="text" style:parent-style-name="Policepardéfaut">
      <style:text-properties style:font-name="Luciole" style:font-name-asian="Luciole" style:font-name-complex="Luciole" fo:font-weight="bold" style:font-weight-asian="bold" style:font-weight-complex="bold" fo:font-size="20pt" style:font-size-asian="20pt" style:font-size-complex="2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Le Lieu-Dit Programme avril 2025</dc:title>
    <meta:initial-creator>Clélia BARTHELON</meta:initial-creator>
    <dc:creator>BRAIKEH Samuel</dc:creator>
    <meta:creation-date>2025-04-01T13:13:00Z</meta:creation-date>
    <dc:date>2025-04-01T14:44:00Z</dc:date>
    <meta:print-date>2025-04-01T14:00:00Z</meta:print-date>
    <meta:template xlink:href="Normal" xlink:type="simple"/>
    <meta:editing-cycles>6</meta:editing-cycles>
    <meta:editing-duration>PT600S</meta:editing-duration>
    <meta:document-statistic meta:page-count="9" meta:paragraph-count="10" meta:word-count="793" meta:character-count="5147" meta:row-count="36" meta:non-whitespace-character-count="4364"/>
  </office:meta>
</office:document-meta>
</file>